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weight="bold" officeooo:rsid="001d8e9e" officeooo:paragraph-rsid="001d8e9e" style:font-weight-asian="bold" style:font-weight-complex="bold"/>
    </style:style>
    <style:style style:name="P2" style:family="paragraph" style:parent-style-name="Standard">
      <style:text-properties fo:font-weight="bold" officeooo:rsid="001d8e9e" officeooo:paragraph-rsid="00225573" style:font-weight-asian="bold" style:font-weight-complex="bold"/>
    </style:style>
    <style:style style:name="P3" style:family="paragraph" style:parent-style-name="Standard">
      <style:text-properties fo:font-weight="bold" officeooo:rsid="00203e1e" officeooo:paragraph-rsid="00203e1e" style:font-weight-asian="bold" style:font-weight-complex="bold"/>
    </style:style>
    <style:style style:name="P4" style:family="paragraph" style:parent-style-name="Standard">
      <style:text-properties fo:font-weight="bold" officeooo:rsid="00203e65" officeooo:paragraph-rsid="00203e65" style:font-weight-asian="bold" style:font-weight-complex="bold"/>
    </style:style>
    <style:style style:name="P5" style:family="paragraph" style:parent-style-name="Standard">
      <style:paragraph-properties fo:text-align="center" style:justify-single-word="false"/>
      <style:text-properties fo:font-weight="bold" officeooo:rsid="00203e65" officeooo:paragraph-rsid="00203e65" style:font-weight-asian="bold" style:font-weight-complex="bold"/>
    </style:style>
    <style:style style:name="P6" style:family="paragraph" style:parent-style-name="Standard">
      <style:text-properties fo:font-weight="bold" officeooo:rsid="002d67a9" officeooo:paragraph-rsid="002d67a9" style:font-weight-asian="bold" style:font-weight-complex="bold"/>
    </style:style>
    <style:style style:name="P7" style:family="paragraph" style:parent-style-name="Standard">
      <style:text-properties fo:font-weight="normal" officeooo:rsid="00203e65" officeooo:paragraph-rsid="00203e65" style:font-weight-asian="normal" style:font-weight-complex="normal"/>
    </style:style>
    <style:style style:name="P8" style:family="paragraph" style:parent-style-name="Standard">
      <style:text-properties fo:font-weight="normal" officeooo:rsid="0020ed0e" officeooo:paragraph-rsid="0020ed0e" style:font-weight-asian="normal" style:font-weight-complex="normal"/>
    </style:style>
    <style:style style:name="P9" style:family="paragraph" style:parent-style-name="Standard">
      <style:text-properties fo:font-weight="normal" officeooo:rsid="00225573" officeooo:paragraph-rsid="00225573" style:font-weight-asian="normal" style:font-weight-complex="normal"/>
    </style:style>
    <style:style style:name="P10" style:family="paragraph" style:parent-style-name="Standard">
      <style:text-properties fo:font-weight="normal" officeooo:rsid="001d8e9e" officeooo:paragraph-rsid="00225573" style:font-weight-asian="normal" style:font-weight-complex="normal"/>
    </style:style>
    <style:style style:name="P11" style:family="paragraph" style:parent-style-name="Standard">
      <style:text-properties fo:font-weight="normal" officeooo:rsid="0027e1e4" officeooo:paragraph-rsid="0027e1e4" style:font-weight-asian="normal" style:font-weight-complex="normal"/>
    </style:style>
    <style:style style:name="P12" style:family="paragraph" style:parent-style-name="Standard">
      <style:text-properties fo:font-style="italic" fo:font-weight="normal" officeooo:rsid="0023b1cd" officeooo:paragraph-rsid="0023b1cd" style:font-style-asian="italic" style:font-weight-asian="normal" style:font-style-complex="italic" style:font-weight-complex="normal"/>
    </style:style>
    <style:style style:name="P13" style:family="paragraph" style:parent-style-name="Standard">
      <style:text-properties fo:font-style="italic" fo:font-weight="normal" officeooo:rsid="0024cc50" officeooo:paragraph-rsid="0024cc50" style:font-style-asian="italic" style:font-weight-asian="normal" style:font-style-complex="italic" style:font-weight-complex="normal"/>
    </style:style>
    <style:style style:name="P14" style:family="paragraph" style:parent-style-name="Standard">
      <style:text-properties fo:font-style="italic" fo:font-weight="normal" officeooo:rsid="002d67a9" officeooo:paragraph-rsid="002d67a9" style:font-style-asian="italic" style:font-weight-asian="normal" style:font-style-complex="italic" style:font-weight-complex="normal"/>
    </style:style>
    <style:style style:name="P15" style:family="paragraph" style:parent-style-name="Standard">
      <style:text-properties fo:font-style="italic" style:text-underline-style="solid" style:text-underline-width="auto" style:text-underline-color="font-color" fo:font-weight="normal" officeooo:rsid="002a317b" officeooo:paragraph-rsid="002a317b" style:font-style-asian="italic" style:font-weight-asian="normal" style:font-style-complex="italic" style:font-weight-complex="normal"/>
    </style:style>
    <style:style style:name="P16" style:family="paragraph" style:parent-style-name="Standard">
      <style:text-properties fo:font-style="italic" style:text-underline-style="none" fo:font-weight="normal" officeooo:rsid="00288460" officeooo:paragraph-rsid="00288460" style:font-style-asian="italic" style:font-weight-asian="normal" style:font-style-complex="italic" style:font-weight-complex="normal"/>
    </style:style>
    <style:style style:name="P17" style:family="paragraph" style:parent-style-name="Standard">
      <style:text-properties fo:font-style="italic" style:text-underline-style="none" fo:font-weight="normal" officeooo:rsid="00288460" officeooo:paragraph-rsid="002a317b" style:font-style-asian="italic" style:font-weight-asian="normal" style:font-style-complex="italic" style:font-weight-complex="normal"/>
    </style:style>
    <style:style style:name="P18" style:family="paragraph" style:parent-style-name="Standard">
      <style:text-properties fo:font-style="italic" style:text-underline-style="none" fo:font-weight="normal" officeooo:rsid="00291316" officeooo:paragraph-rsid="00291316" style:font-style-asian="italic" style:font-weight-asian="normal" style:font-style-complex="italic" style:font-weight-complex="normal"/>
    </style:style>
    <style:style style:name="P19" style:family="paragraph" style:parent-style-name="Standard">
      <style:text-properties fo:font-style="italic" style:text-underline-style="none" fo:font-weight="normal" officeooo:rsid="002a317b" officeooo:paragraph-rsid="002a317b" style:font-style-asian="italic" style:font-weight-asian="normal" style:font-style-complex="italic" style:font-weight-complex="normal"/>
    </style:style>
    <style:style style:name="P20" style:family="paragraph" style:parent-style-name="Standard">
      <style:text-properties fo:font-style="italic" style:text-underline-style="none" fo:font-weight="normal" officeooo:rsid="002b4090" officeooo:paragraph-rsid="002b4090" style:font-style-asian="italic" style:font-weight-asian="normal" style:font-style-complex="italic" style:font-weight-complex="normal"/>
    </style:style>
    <style:style style:name="P21" style:family="paragraph" style:parent-style-name="Standard">
      <style:text-properties fo:font-style="italic" style:text-underline-style="none" fo:font-weight="normal" officeooo:rsid="002bc06e" officeooo:paragraph-rsid="002bc06e" style:font-style-asian="italic" style:font-weight-asian="normal" style:font-style-complex="italic" style:font-weight-complex="normal"/>
    </style:style>
    <style:style style:name="P22" style:family="paragraph" style:parent-style-name="Standard">
      <style:text-properties style:text-underline-style="none" fo:font-weight="normal" officeooo:rsid="00288460" officeooo:paragraph-rsid="00288460" style:font-weight-asian="normal" style:font-weight-complex="normal"/>
    </style:style>
    <style:style style:name="P23" style:family="paragraph" style:parent-style-name="Standard">
      <style:text-properties style:text-underline-style="solid" style:text-underline-width="auto" style:text-underline-color="font-color" fo:font-weight="normal" officeooo:rsid="0028543f" officeooo:paragraph-rsid="0028543f" style:font-weight-asian="normal" style:font-weight-complex="normal"/>
    </style:style>
    <style:style style:name="P24" style:family="paragraph" style:parent-style-name="Standard">
      <style:text-properties style:text-underline-style="solid" style:text-underline-width="auto" style:text-underline-color="font-color" fo:font-weight="normal" officeooo:rsid="001d8e9e" officeooo:paragraph-rsid="001d8e9e" style:font-weight-asian="normal" style:font-weight-complex="normal"/>
    </style:style>
    <style:style style:name="P25" style:family="paragraph" style:parent-style-name="Standard">
      <style:text-properties style:text-underline-style="solid" style:text-underline-width="auto" style:text-underline-color="font-color" fo:font-weight="normal" officeooo:rsid="001d8e9e" officeooo:paragraph-rsid="00225573" style:font-weight-asian="normal" style:font-weight-complex="normal"/>
    </style:style>
    <style:style style:name="P26" style:family="paragraph" style:parent-style-name="Standard">
      <style:text-properties fo:font-style="normal" fo:font-weight="normal" officeooo:rsid="0024cc50" officeooo:paragraph-rsid="0023b1cd" style:font-style-asian="normal" style:font-weight-asian="normal" style:font-style-complex="normal" style:font-weight-complex="normal"/>
    </style:style>
    <style:style style:name="P27" style:family="paragraph" style:parent-style-name="Standard">
      <style:text-properties fo:font-style="normal" fo:font-weight="normal" officeooo:rsid="0024cc50" officeooo:paragraph-rsid="0024cc50" style:font-style-asian="normal" style:font-weight-asian="normal" style:font-style-complex="normal" style:font-weight-complex="normal"/>
    </style:style>
    <style:style style:name="P28" style:family="paragraph" style:parent-style-name="Standard">
      <style:text-properties fo:font-style="normal" fo:font-weight="normal" officeooo:rsid="0023b1cd" officeooo:paragraph-rsid="0023b1cd" style:font-style-asian="normal" style:font-weight-asian="normal" style:font-style-complex="normal" style:font-weight-complex="normal"/>
    </style:style>
    <style:style style:name="P29" style:family="paragraph" style:parent-style-name="Standard">
      <style:text-properties fo:font-style="normal" fo:font-weight="normal" officeooo:rsid="00288460" officeooo:paragraph-rsid="0023b1cd" style:font-style-asian="normal" style:font-weight-asian="normal" style:font-style-complex="normal" style:font-weight-complex="normal"/>
    </style:style>
    <style:style style:name="P30" style:family="paragraph" style:parent-style-name="Standard">
      <style:text-properties fo:font-style="normal" fo:font-weight="normal" officeooo:rsid="00261857" officeooo:paragraph-rsid="0024cc50" style:font-style-asian="normal" style:font-weight-asian="normal" style:font-style-complex="normal" style:font-weight-complex="normal"/>
    </style:style>
    <style:style style:name="P31" style:family="paragraph" style:parent-style-name="Standard">
      <style:text-properties fo:font-style="normal" fo:font-weight="normal" officeooo:rsid="002d67a9" officeooo:paragraph-rsid="002d67a9" style:font-style-asian="normal" style:font-weight-asian="normal" style:font-style-complex="normal" style:font-weight-complex="normal"/>
    </style:style>
    <style:style style:name="P32" style:family="paragraph" style:parent-style-name="Standard">
      <style:text-properties fo:font-style="normal" style:text-underline-style="solid" style:text-underline-width="auto" style:text-underline-color="font-color" fo:font-weight="normal" officeooo:rsid="00261857" officeooo:paragraph-rsid="00261857" style:font-style-asian="normal" style:font-weight-asian="normal" style:font-style-complex="normal" style:font-weight-complex="normal"/>
    </style:style>
    <style:style style:name="P33" style:family="paragraph" style:parent-style-name="Standard">
      <style:text-properties fo:font-style="normal" style:text-underline-style="solid" style:text-underline-width="auto" style:text-underline-color="font-color" fo:font-weight="normal" officeooo:rsid="002a317b" officeooo:paragraph-rsid="002a317b" style:font-style-asian="normal" style:font-weight-asian="normal" style:font-style-complex="normal" style:font-weight-complex="normal"/>
    </style:style>
    <style:style style:name="P34" style:family="paragraph" style:parent-style-name="Standard">
      <style:text-properties fo:font-style="normal" style:text-underline-style="solid" style:text-underline-width="auto" style:text-underline-color="font-color" fo:font-weight="normal" officeooo:rsid="002a3adf" officeooo:paragraph-rsid="002a3adf" style:font-style-asian="normal" style:font-weight-asian="normal" style:font-style-complex="normal" style:font-weight-complex="normal"/>
    </style:style>
    <style:style style:name="P35" style:family="paragraph" style:parent-style-name="Standard">
      <style:text-properties fo:font-style="normal" style:text-underline-style="solid" style:text-underline-width="auto" style:text-underline-color="font-color" fo:font-weight="normal" officeooo:rsid="002d67a9" officeooo:paragraph-rsid="002d67a9" style:font-style-asian="normal" style:font-weight-asian="normal" style:font-style-complex="normal" style:font-weight-complex="normal"/>
    </style:style>
    <style:style style:name="P36" style:family="paragraph" style:parent-style-name="Standard">
      <style:text-properties fo:font-style="normal" style:text-underline-style="none" fo:font-weight="normal" officeooo:rsid="00261857" officeooo:paragraph-rsid="00261857" style:font-style-asian="normal" style:font-weight-asian="normal" style:font-style-complex="normal" style:font-weight-complex="normal"/>
    </style:style>
    <style:style style:name="P37" style:family="paragraph" style:parent-style-name="Standard">
      <style:text-properties fo:font-style="normal" style:text-underline-style="none" fo:font-weight="normal" officeooo:rsid="00288460" officeooo:paragraph-rsid="00288460" style:font-style-asian="normal" style:font-weight-asian="normal" style:font-style-complex="normal" style:font-weight-complex="normal"/>
    </style:style>
    <style:style style:name="P38" style:family="paragraph" style:parent-style-name="Standard">
      <style:text-properties fo:font-style="normal" style:text-underline-style="none" fo:font-weight="normal" officeooo:rsid="002a317b" officeooo:paragraph-rsid="002a317b" style:font-style-asian="normal" style:font-weight-asian="normal" style:font-style-complex="normal" style:font-weight-complex="normal"/>
    </style:style>
    <style:style style:name="P39" style:family="paragraph" style:parent-style-name="Standard">
      <style:text-properties fo:font-style="normal" style:text-underline-style="none" fo:font-weight="normal" officeooo:rsid="002a3adf" officeooo:paragraph-rsid="002a317b" style:font-style-asian="normal" style:font-weight-asian="normal" style:font-style-complex="normal" style:font-weight-complex="normal"/>
    </style:style>
    <style:style style:name="P40" style:family="paragraph" style:parent-style-name="Standard">
      <style:text-properties fo:font-style="normal" style:text-underline-style="none" fo:font-weight="normal" officeooo:rsid="002a3adf" officeooo:paragraph-rsid="002a3adf" style:font-style-asian="normal" style:font-weight-asian="normal" style:font-style-complex="normal" style:font-weight-complex="normal"/>
    </style:style>
    <style:style style:name="P41" style:family="paragraph" style:parent-style-name="Standard">
      <style:text-properties fo:font-style="normal" style:text-underline-style="none" fo:font-weight="normal" officeooo:rsid="002b4090" officeooo:paragraph-rsid="002b4090" style:font-style-asian="normal" style:font-weight-asian="normal" style:font-style-complex="normal" style:font-weight-complex="normal"/>
    </style:style>
    <style:style style:name="P42" style:family="paragraph" style:parent-style-name="Standard">
      <style:text-properties fo:font-style="normal" style:text-underline-style="none" fo:font-weight="normal" officeooo:rsid="002bc06e" officeooo:paragraph-rsid="002b4090" style:font-style-asian="normal" style:font-weight-asian="normal" style:font-style-complex="normal" style:font-weight-complex="normal"/>
    </style:style>
    <style:style style:name="P43" style:family="paragraph" style:parent-style-name="Standard">
      <style:text-properties fo:font-style="normal" style:text-underline-style="none" fo:font-weight="normal" officeooo:rsid="002bc06e" officeooo:paragraph-rsid="002bc06e" style:font-style-asian="normal" style:font-weight-asian="normal" style:font-style-complex="normal" style:font-weight-complex="normal"/>
    </style:style>
    <style:style style:name="P44" style:family="paragraph" style:parent-style-name="Standard">
      <style:text-properties fo:font-style="normal" style:text-underline-style="none" fo:font-weight="normal" officeooo:rsid="002d67a9" officeooo:paragraph-rsid="002d67a9" style:font-style-asian="normal" style:font-weight-asian="normal" style:font-style-complex="normal" style:font-weight-complex="normal"/>
    </style:style>
    <style:style style:name="P45" style:family="paragraph" style:parent-style-name="Standard">
      <style:text-properties fo:font-style="normal" style:text-underline-style="none" fo:font-weight="normal" officeooo:rsid="003ce5ce" officeooo:paragraph-rsid="003ce5ce" style:font-style-asian="normal" style:font-weight-asian="normal" style:font-style-complex="normal" style:font-weight-complex="normal"/>
    </style:style>
    <style:style style:name="P46" style:family="paragraph" style:parent-style-name="Standard">
      <style:text-properties fo:font-style="italic" fo:font-weight="bold" officeooo:rsid="0024cc50" officeooo:paragraph-rsid="0023b1cd" style:font-style-asian="italic" style:font-weight-asian="bold" style:font-style-complex="italic" style:font-weight-complex="bold"/>
    </style:style>
    <style:style style:name="P47" style:family="paragraph" style:parent-style-name="Standard">
      <style:text-properties fo:font-style="italic" fo:font-weight="bold" officeooo:rsid="0035b923" officeooo:paragraph-rsid="0035b923" style:font-style-asian="italic" style:font-weight-asian="bold" style:font-style-complex="italic" style:font-weight-complex="bold"/>
    </style:style>
    <style:style style:name="P48" style:family="paragraph" style:parent-style-name="Standard">
      <style:text-properties fo:font-style="italic" fo:font-weight="bold" officeooo:rsid="0037a3e7" officeooo:paragraph-rsid="0037a3e7" style:font-style-asian="italic" style:font-weight-asian="bold" style:font-style-complex="italic" style:font-weight-complex="bold"/>
    </style:style>
    <style:style style:name="P49" style:family="paragraph" style:parent-style-name="Standard">
      <style:text-properties fo:font-style="italic" fo:font-weight="bold" officeooo:rsid="003d0d2e" officeooo:paragraph-rsid="003d0d2e" style:font-style-asian="italic" style:font-weight-asian="bold" style:font-style-complex="italic" style:font-weight-complex="bold"/>
    </style:style>
    <style:style style:name="P50" style:family="paragraph" style:parent-style-name="Standard">
      <style:text-properties fo:font-style="italic" style:text-underline-style="solid" style:text-underline-width="auto" style:text-underline-color="font-color" fo:font-weight="normal" officeooo:rsid="002a3adf" officeooo:paragraph-rsid="002a3adf" style:font-style-asian="italic" style:font-weight-asian="normal" style:font-style-complex="italic" style:font-weight-complex="normal"/>
    </style:style>
    <style:style style:name="P51" style:family="paragraph" style:parent-style-name="Standard">
      <style:text-properties fo:font-style="italic" style:text-underline-style="solid" style:text-underline-width="auto" style:text-underline-color="font-color" fo:font-weight="normal" officeooo:rsid="003ce5ce" officeooo:paragraph-rsid="003ce5ce" style:font-style-asian="italic" style:font-weight-asian="normal" style:font-style-complex="italic" style:font-weight-complex="normal"/>
    </style:style>
    <style:style style:name="P52" style:family="paragraph" style:parent-style-name="Standard">
      <style:text-properties fo:font-style="italic" style:text-underline-style="none" fo:font-weight="normal" officeooo:rsid="002d67a9" officeooo:paragraph-rsid="002d67a9" style:font-style-asian="italic" style:font-weight-asian="normal" style:font-style-complex="italic" style:font-weight-complex="normal"/>
    </style:style>
    <style:style style:name="P53" style:family="paragraph" style:parent-style-name="Standard">
      <style:text-properties fo:font-style="italic" style:text-underline-style="none" fo:font-weight="normal" officeooo:rsid="003d0d2e" officeooo:paragraph-rsid="003d0d2e" style:font-style-asian="italic" style:font-weight-asian="normal" style:font-style-complex="italic" style:font-weight-complex="normal"/>
    </style:style>
    <style:style style:name="P54" style:family="paragraph" style:parent-style-name="Standard">
      <style:text-properties fo:font-weight="normal" officeooo:rsid="002b4090" officeooo:paragraph-rsid="002b4090" style:font-weight-asian="normal" style:font-weight-complex="normal"/>
    </style:style>
    <style:style style:name="P55" style:family="paragraph" style:parent-style-name="Standard">
      <style:text-properties fo:font-weight="normal" officeooo:rsid="002b4090" officeooo:paragraph-rsid="002d67a9" style:font-weight-asian="normal" style:font-weight-complex="normal"/>
    </style:style>
    <style:style style:name="P56" style:family="paragraph" style:parent-style-name="Standard">
      <style:text-properties fo:font-weight="normal" officeooo:rsid="003014b2" officeooo:paragraph-rsid="003014b2" style:font-weight-asian="normal" style:font-weight-complex="normal"/>
    </style:style>
    <style:style style:name="P57" style:family="paragraph" style:parent-style-name="Standard">
      <style:text-properties fo:font-weight="normal" officeooo:rsid="0035b923" officeooo:paragraph-rsid="0035b923" style:font-weight-asian="normal" style:font-weight-complex="normal"/>
    </style:style>
    <style:style style:name="P58" style:family="paragraph" style:parent-style-name="Standard">
      <style:text-properties fo:font-weight="normal" officeooo:rsid="0037a3e7" officeooo:paragraph-rsid="0037a3e7" style:font-weight-asian="normal" style:font-weight-complex="normal"/>
    </style:style>
    <style:style style:name="P59" style:family="paragraph" style:parent-style-name="Standard">
      <style:text-properties fo:font-weight="normal" officeooo:rsid="00389f01" officeooo:paragraph-rsid="00389f01" style:font-weight-asian="normal" style:font-weight-complex="normal"/>
    </style:style>
    <style:style style:name="P60" style:family="paragraph" style:parent-style-name="Standard">
      <style:text-properties fo:font-weight="normal" officeooo:rsid="003a60e3" officeooo:paragraph-rsid="003a60e3" style:font-weight-asian="normal" style:font-weight-complex="normal"/>
    </style:style>
    <style:style style:name="P61" style:family="paragraph" style:parent-style-name="Standard">
      <style:text-properties fo:font-weight="normal" officeooo:rsid="003b91d9" officeooo:paragraph-rsid="003b91d9" style:font-weight-asian="normal" style:font-weight-complex="normal"/>
    </style:style>
    <style:style style:name="P62" style:family="paragraph" style:parent-style-name="Standard">
      <style:text-properties fo:font-weight="normal" officeooo:rsid="003ce5ce" officeooo:paragraph-rsid="003ce5ce" style:font-weight-asian="normal" style:font-weight-complex="normal"/>
    </style:style>
    <style:style style:name="P63" style:family="paragraph" style:parent-style-name="Standard">
      <style:text-properties fo:font-weight="normal" officeooo:rsid="003d0d2e" officeooo:paragraph-rsid="003d0d2e" style:font-weight-asian="normal" style:font-weight-complex="normal"/>
    </style:style>
    <style:style style:name="P64" style:family="paragraph" style:parent-style-name="Standard">
      <style:text-properties fo:font-weight="normal" officeooo:rsid="004182fc" officeooo:paragraph-rsid="004182fc" style:font-weight-asian="normal" style:font-weight-complex="normal"/>
    </style:style>
    <style:style style:name="P65" style:family="paragraph" style:parent-style-name="Standard">
      <style:text-properties fo:font-weight="normal" officeooo:rsid="0042b4b4" officeooo:paragraph-rsid="0042b4b4" style:font-weight-asian="normal" style:font-weight-complex="normal"/>
    </style:style>
    <style:style style:name="P66" style:family="paragraph" style:parent-style-name="Standard">
      <style:text-properties fo:font-weight="normal" officeooo:rsid="00436ec2" officeooo:paragraph-rsid="00436ec2" style:font-weight-asian="normal" style:font-weight-complex="normal"/>
    </style:style>
    <style:style style:name="P67" style:family="paragraph" style:parent-style-name="Standard">
      <style:text-properties fo:font-weight="bold" officeooo:rsid="001d8e9e" officeooo:paragraph-rsid="001d8e9e" style:font-weight-asian="bold" style:font-weight-complex="bold"/>
    </style:style>
    <style:style style:name="P68" style:family="paragraph" style:parent-style-name="Standard">
      <style:text-properties style:text-underline-style="none" fo:font-weight="normal" officeooo:rsid="004182fc" officeooo:paragraph-rsid="004182fc" style:font-weight-asian="normal" style:font-weight-complex="normal"/>
    </style:style>
    <style:style style:name="T1" style:family="text">
      <style:text-properties officeooo:rsid="001f281b"/>
    </style:style>
    <style:style style:name="T2" style:family="text">
      <style:text-properties officeooo:rsid="0020ed0e"/>
    </style:style>
    <style:style style:name="T3" style:family="text">
      <style:text-properties officeooo:rsid="00225573"/>
    </style:style>
    <style:style style:name="T4" style:family="text">
      <style:text-properties fo:font-weight="bold" officeooo:rsid="0024cc50" style:font-weight-asian="bold" style:font-weight-complex="bold"/>
    </style:style>
    <style:style style:name="T5" style:family="text">
      <style:text-properties fo:font-weight="bold" officeooo:rsid="00261857" style:font-weight-asian="bold" style:font-weight-complex="bold"/>
    </style:style>
    <style:style style:name="T6" style:family="text">
      <style:text-properties fo:font-style="normal" style:font-style-asian="normal" style:font-style-complex="normal"/>
    </style:style>
    <style:style style:name="T7" style:family="text">
      <style:text-properties fo:font-style="normal" officeooo:rsid="0024cc50" style:font-style-asian="normal" style:font-style-complex="normal"/>
    </style:style>
    <style:style style:name="T8" style:family="text">
      <style:text-properties fo:font-style="normal" officeooo:rsid="00261857" style:font-style-asian="normal" style:font-style-complex="normal"/>
    </style:style>
    <style:style style:name="T9" style:family="text">
      <style:text-properties fo:font-style="normal" officeooo:rsid="00288460" style:font-style-asian="normal" style:font-style-complex="normal"/>
    </style:style>
    <style:style style:name="T10" style:family="text">
      <style:text-properties fo:font-style="normal" officeooo:rsid="00291316" style:font-style-asian="normal" style:font-style-complex="normal"/>
    </style:style>
    <style:style style:name="T11" style:family="text">
      <style:text-properties fo:font-style="normal" officeooo:rsid="002a317b" style:font-style-asian="normal" style:font-style-complex="normal"/>
    </style:style>
    <style:style style:name="T12" style:family="text">
      <style:text-properties fo:font-style="normal" officeooo:rsid="002a3adf" style:font-style-asian="normal" style:font-style-complex="normal"/>
    </style:style>
    <style:style style:name="T13" style:family="text">
      <style:text-properties fo:font-style="normal" officeooo:rsid="002bc06e" style:font-style-asian="normal" style:font-style-complex="normal"/>
    </style:style>
    <style:style style:name="T14"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15" style:family="text">
      <style:text-properties fo:font-style="normal" style:text-underline-style="none" style:font-style-asian="normal" style:font-style-complex="normal"/>
    </style:style>
    <style:style style:name="T16" style:family="text">
      <style:text-properties fo:font-style="normal" style:text-underline-style="none" officeooo:rsid="002a3adf" style:font-style-asian="normal" style:font-style-complex="normal"/>
    </style:style>
    <style:style style:name="T17" style:family="text">
      <style:text-properties fo:font-style="normal" fo:font-weight="bold" style:font-style-asian="normal" style:font-weight-asian="bold" style:font-style-complex="normal" style:font-weight-complex="bold"/>
    </style:style>
    <style:style style:name="T18" style:family="text">
      <style:text-properties fo:font-style="normal" fo:font-weight="normal" style:font-style-asian="normal" style:font-weight-asian="normal" style:font-style-complex="normal" style:font-weight-complex="normal"/>
    </style:style>
    <style:style style:name="T19" style:family="text">
      <style:text-properties fo:font-style="normal" fo:font-weight="normal" officeooo:rsid="003700d1" style:font-style-asian="normal" style:font-weight-asian="normal" style:font-style-complex="normal" style:font-weight-complex="normal"/>
    </style:style>
    <style:style style:name="T20" style:family="text">
      <style:text-properties fo:font-style="normal" fo:font-weight="normal" officeooo:rsid="0037a3e7" style:font-style-asian="normal" style:font-weight-asian="normal" style:font-style-complex="normal" style:font-weight-complex="normal"/>
    </style:style>
    <style:style style:name="T21" style:family="text">
      <style:text-properties fo:font-weight="normal" style:font-weight-asian="normal" style:font-weight-complex="normal"/>
    </style:style>
    <style:style style:name="T22" style:family="text">
      <style:text-properties fo:font-weight="normal" officeooo:rsid="002b4090" style:font-weight-asian="normal" style:font-weight-complex="normal"/>
    </style:style>
    <style:style style:name="T23" style:family="text">
      <style:text-properties officeooo:rsid="0024cc50"/>
    </style:style>
    <style:style style:name="T24" style:family="text">
      <style:text-properties style:text-underline-style="none"/>
    </style:style>
    <style:style style:name="T25" style:family="text">
      <style:text-properties officeooo:rsid="00261857"/>
    </style:style>
    <style:style style:name="T26" style:family="text">
      <style:text-properties officeooo:rsid="0028543f"/>
    </style:style>
    <style:style style:name="T27" style:family="text">
      <style:text-properties officeooo:rsid="00288460"/>
    </style:style>
    <style:style style:name="T28" style:family="text">
      <style:text-properties officeooo:rsid="002b4090"/>
    </style:style>
    <style:style style:name="T29" style:family="text">
      <style:text-properties officeooo:rsid="002bc06e"/>
    </style:style>
    <style:style style:name="T30" style:family="text">
      <style:text-properties officeooo:rsid="002d67a9"/>
    </style:style>
    <style:style style:name="T31" style:family="text">
      <style:text-properties officeooo:rsid="0031bfeb"/>
    </style:style>
    <style:style style:name="T32" style:family="text">
      <style:text-properties officeooo:rsid="0033bf15"/>
    </style:style>
    <style:style style:name="T33" style:family="text">
      <style:text-properties fo:font-style="italic" style:font-style-asian="italic" style:font-style-complex="italic"/>
    </style:style>
    <style:style style:name="T34" style:family="text">
      <style:text-properties fo:font-style="italic" fo:font-weight="bold" style:font-style-asian="italic" style:font-weight-asian="bold" style:font-style-complex="italic" style:font-weight-complex="bold"/>
    </style:style>
    <style:style style:name="T35" style:family="text">
      <style:text-properties officeooo:rsid="003700d1"/>
    </style:style>
    <style:style style:name="T36" style:family="text">
      <style:text-properties officeooo:rsid="00389f01"/>
    </style:style>
    <style:style style:name="T37" style:family="text">
      <style:text-properties officeooo:rsid="003b91d9"/>
    </style:style>
    <style:style style:name="T38" style:family="text">
      <style:text-properties officeooo:rsid="003d0d2e"/>
    </style:style>
    <style:style style:name="T39" style:family="text">
      <style:text-properties officeooo:rsid="003fad65"/>
    </style:style>
    <style:style style:name="T40" style:family="text">
      <style:text-properties officeooo:rsid="0042b4b4"/>
    </style:style>
    <style:style style:name="T41" style:family="text">
      <style:text-properties officeooo:rsid="00436ec2"/>
    </style:style>
    <style:style style:name="T42" style:family="text">
      <style:text-properties officeooo:rsid="00438ee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Chris Farnsworth</text:p>
      <text:p text:style-name="P4"/>
      <text:p text:style-name="P5">Advacation System Design/<text:span text:style-name="T39">General Architecture</text:span></text:p>
      <text:p text:style-name="P3"/>
      <text:p text:style-name="P3">Introduction</text:p>
      <text:p text:style-name="P7">With the advent of information, vacations have become easier to plan than ever before. Users <text:span text:style-name="T31">often</text:span> know what they <text:span text:style-name="T31">like</text:span>, and often have an ideal vacation in mind. However, it always has been, and remains, difficult to explore. <text:span text:style-name="T31">Traditional trip recommendation services rely on what a system assumes a given user will like best, but all metrics boil down to some degree to popularity.</text:span> There is not currently a vacation planner that adapts to meet the tastes of a user, and recommends exciting new ventures to them <text:span text:style-name="T31">consistently.</text:span></text:p>
      <text:p text:style-name="P7"/>
      <text:p text:style-name="P7">This is where Advacation comes in. <text:span text:style-name="T2">Advacation uses a user’s vacation history, as well as online review data, to determine the best trips for them. It messages the user when a trip goes on sale to some degree, or a user may request trips.</text:span></text:p>
      <text:p text:style-name="P7"/>
      <text:p text:style-name="P8">The system’s overall design is an event-based exchange between the user’s frontend and the system’s backend. The backend is <text:span text:style-name="T3">designed such that it may be monolithic initially, but easily migrated – very little of the service barring the recommendation calculation itself is interlocked.</text:span></text:p>
      <text:p text:style-name="P1"/>
      <text:p text:style-name="P1"/>
      <text:p text:style-name="P1">Vacation Package <text:span text:style-name="T3">Data &amp;</text:span> Database</text:p>
      <text:p text:style-name="P1"/>
      <text:p text:style-name="P9">First, we shall discuss the data representation of a vacation. <text:span text:style-name="T27">This data, and its sub-fields, provide substance that is acted upon by all remaining components.</text:span></text:p>
      <text:p text:style-name="P9"/>
      <text:p text:style-name="P9">A vacation has a set list of features that the system must maintain, explained thusly.</text:p>
      <text:p text:style-name="P9"/>
      <text:p text:style-name="P12">Vacation Package: <text:span text:style-name="T6">This is the package containing all the vacation elements covered in the package selected. Packages may be pre-built, or user-defined. Packages maintain the User ID of whomever created them, as well as links to all elements within. </text:span><text:span text:style-name="T12">Packages also know their cost (a convenience fee might be added, or perhaps the package arrives at a discount).</text:span></text:p>
      <text:p text:style-name="P9"/>
      <text:p text:style-name="P12">Vacation Element: <text:span text:style-name="T6">This is, as the name suggests, some element of a vacation. This includes hotels, travel mechanisms, and attractions. Every element keeps track of the following sub-elements:</text:span></text:p>
      <text:p text:style-name="P9"/>
      <text:p text:style-name="P12"><text:tab/>Cost: <text:span text:style-name="T6">Cost is a numeric, set to represent the amount, in a set currency (users may have the <text:tab/>system convert to their local currency) that a vacation Element costs. </text:span><text:span text:style-name="T7">Costs are defined <text:tab/>differently based on element type:</text:span></text:p>
      <text:p text:style-name="P26"><text:tab/><text:tab/>-For lodging, a rate based on the unit the hotel/etc sells the element at. $ per night, for <text:tab/><text:tab/><text:tab/>instance</text:p>
      <text:p text:style-name="P26"><text:tab/><text:tab/>-For attractions/restaurants, the average price per visit</text:p>
      <text:p text:style-name="P26"><text:tab/><text:tab/>-For travel, the cost of a ticket (Or, for car rental, pricing is in days/weeks)</text:p>
      <text:p text:style-name="P28"/>
      <text:p text:style-name="P12"><text:span text:style-name="T6"><text:tab/></text:span>Location: <text:span text:style-name="T6">The address of the element.</text:span></text:p>
      <text:p text:style-name="P28"><text:tab/></text:p>
      <text:p text:style-name="P12"><text:span text:style-name="T6"><text:tab/></text:span><text:span text:style-name="T27">Location Description</text:span><text:span text:style-name="T9">: A textual description of this location, likely pulled from location <text:tab/>websites/etc.</text:span></text:p>
      <text:p text:style-name="P29"/>
      <text:p text:style-name="P12"><text:soft-page-break/><text:span text:style-name="T9"><text:tab/></text:span><text:span text:style-name="T29">Booked Today: </text:span><text:span text:style-name="T13">The number of times this location was booked today. Updated once every 24 <text:tab/>hours. We allow for three minutes of inaccuracy daily to perform this commit across all <text:tab/>elements of the site</text:span></text:p>
      <text:p text:style-name="P28"/>
      <text:p text:style-name="P12"><text:span text:style-name="T6"><text:tab/></text:span><text:span text:style-name="T23">Reviews: </text:span><text:span text:style-name="T4">See Section on </text:span><text:span text:style-name="T5">Reviews</text:span><text:span text:style-name="T4"> below</text:span></text:p>
      <text:p text:style-name="P46"/>
      <text:p text:style-name="P13">Reviews:<text:span text:style-name="T6"> Reviews are the critical concept to making Advacation work. Reviews are pulled in from external sources to seed the recommendation engine, but are also provided (more valuably) by users. Reviews contain:</text:span></text:p>
      <text:p text:style-name="P27"/>
      <text:p text:style-name="P13"><text:span text:style-name="T6"><text:tab/></text:span>User ID: <text:span text:style-name="T6">A link to the user that posted the review, and, critically, their tags. Users have tags that <text:tab/>indicate their interests to facilitate matching up users with those with similar tastes.</text:span></text:p>
      <text:p text:style-name="P27"/>
      <text:p text:style-name="P13"><text:span text:style-name="T6"><text:tab/></text:span>Text: <text:span text:style-name="T6">The full text of the review.</text:span></text:p>
      <text:p text:style-name="P27"/>
      <text:p text:style-name="P13"><text:span text:style-name="T6"><text:tab/></text:span>User Tags: <text:span text:style-name="T6">Tags about the element provided by the user. Optional, but encouraged.</text:span></text:p>
      <text:p text:style-name="P27"><text:tab/></text:p>
      <text:p text:style-name="P13"><text:span text:style-name="T6"><text:tab/></text:span><text:span text:style-name="T25">Would user Recommend?: </text:span><text:span text:style-name="T8">Simple yes/no.</text:span></text:p>
      <text:p text:style-name="P30"/>
      <text:p text:style-name="P13"><text:span text:style-name="T8"><text:tab/></text:span><text:span text:style-name="T25">Helpfulness: </text:span><text:span text:style-name="T8">Every other user that finds this review helpful adds one point to a user’s <text:tab/>helpfulness score.</text:span></text:p>
      <text:p text:style-name="P30"/>
      <text:p text:style-name="P32">Database Access:</text:p>
      <text:p text:style-name="P32"/>
      <text:p text:style-name="P36">This information is stored in a database. We expect a great deal more reads than writes. As a result, we segregate read-only and write-only data, and sync the two between two copies of the same data.</text:p>
      <text:p text:style-name="P36"/>
      <text:p text:style-name="P36">There is a queue for the read-only and write-only database in the event that requests pile up. </text:p>
      <text:p text:style-name="P36"/>
      <text:p text:style-name="P36">Syncing between the two databases is achieved gradually. A user doesn’t necessarily need to see the latest review information (allowing for, say, 10 minutes of inaccuracy isn’t a big deal in this context). Updates are propagated to the read database slowly via an update queue between the databases.</text:p>
      <text:p text:style-name="P36"/>
      <text:p text:style-name="P45">It will not be immediately obvious which tags these are, but the 100 most widely-used tags should have separate database tables that rank the top (up to 1000) attractions for a specific tag.</text:p>
      <text:p text:style-name="P1"/>
      <text:p text:style-name="P1">Account Manager</text:p>
      <text:p text:style-name="P1"/>
      <text:p text:style-name="P11">This component manages the two types of user-facing accounts, and levels of payment plan attached to each user. <text:span text:style-name="T26">The system makes use of a concept that rewards good reviews, cutting a user’s payments by an amount if they remain in the top ten percent of “good” recommendations.</text:span></text:p>
      <text:p text:style-name="P11"/>
      <text:p text:style-name="P23"><text:span text:style-name="T27">Common for all Users</text:span>:</text:p>
      <text:p text:style-name="P23"/>
      <text:p text:style-name="P22">Users are maintained in their own database, with a similar read/write scheme as described in the “Database Access” portion of the data representation. We need to keep the following information about users regardless of their role:</text:p>
      <text:p text:style-name="P22"/>
      <text:p text:style-name="P16"><text:soft-page-break/>Role: <text:span text:style-name="T6">Simply put, what role does this user serve? For now, the categories are “NORMAL” or “TRAVEL_AGENT”. Normal users are self-explanatory, whereas travel agents gain access to new UI and content creation tools that allow them to construct vacation packages. </text:span></text:p>
      <text:p text:style-name="P37"/>
      <text:p text:style-name="P17">Desired Tags: <text:span text:style-name="T6">These are a set of desired descriptors that may be selected by users from the existing pool of tags. </text:span><text:span text:style-name="T10">For a normal user, this reflects where they’d like to stay. For a travel agent, this reflects the kind of places they specialize in.</text:span><text:span text:style-name="T6"> </text:span><text:span text:style-name="T11">Tags are sorted by importance to the user’s tastes.</text:span><text:span text:style-name="T6"> See indent below:</text:span></text:p>
      <text:p text:style-name="P37"><text:tab/>TAGS: A set of textual phrases and words that describe real-world attributes of a vacation <text:tab/>element. These are “mined” from reviews and location description (see Tagger, under <text:tab/>Recommendation Engine.)</text:p>
      <text:p text:style-name="P18"/>
      <text:p text:style-name="P19">Recommendations: <text:span text:style-name="T6">For a normal user, the number of times their reviews are marked as helpful. For Travel Agents, the number of times one of their vacation packages is recommended.</text:span></text:p>
      <text:p text:style-name="P38"/>
      <text:p text:style-name="P19"><text:span text:style-name="T6"><text:tab/></text:span><text:span text:style-name="T14">Rewarder (based on recommendations score):</text:span></text:p>
      <text:p text:style-name="P19"><text:span text:style-name="T17"><text:tab/><text:tab/></text:span><text:span text:style-name="T6">This stand-alone app determines the top 10% of normal users, and top 10% of travel <text:tab/><text:tab/><text:tab/>agents, and reduces their monthly fee by the percentile within that 10% they fall. This <text:tab/><text:tab/><text:tab/>encourages users to provide good data, and remain competitive in that regard. This helps <text:tab/><text:tab/>improve our data overall.</text:span></text:p>
      <text:p text:style-name="P38"/>
      <text:p text:style-name="P33">Specific to Normal User:</text:p>
      <text:p text:style-name="P38"/>
      <text:p text:style-name="P15"><text:span text:style-name="T24">Budget: </text:span><text:span text:style-name="T15">The maximum amount of money this customer is willing to spend on a single trip.</text:span></text:p>
      <text:p text:style-name="P38"/>
      <text:p text:style-name="P15"><text:span text:style-name="T24">Collection of links to all of their reviews: </text:span><text:span text:style-name="T15">See Vacation package data for specifics on what a review contains. Note that travel agents are not allowed to write reviews (reduces conflict of interest/deals with travel elements).</text:span></text:p>
      <text:p text:style-name="P38"/>
      <text:p text:style-name="P50"><text:span text:style-name="T24">Date of last trip: </text:span><text:span text:style-name="T15">We want to prioritize helping users unable to go on a trip in the longest time, unless they “postpone by &lt;time_stamp&gt;”</text:span></text:p>
      <text:p text:style-name="P50"><text:span text:style-name="T15"/></text:p>
      <text:p text:style-name="P51"><text:span text:style-name="T24">Collection of places booked: </text:span><text:span text:style-name="T15">A collection of all the places this user has ever booked through us with.</text:span></text:p>
      <text:p text:style-name="P38"/>
      <text:p text:style-name="P33">Specific to Travel Agent:</text:p>
      <text:p text:style-name="P38"/>
      <text:p text:style-name="P15"><text:span text:style-name="T24">Collection of links to all of their vacation packages: </text:span><text:span text:style-name="T15">Travel agents pay per vacation package they construct. </text:span><text:span text:style-name="T16">This links a travel agent to all of the vacation packages they have created.</text:span></text:p>
      <text:p text:style-name="P39"/>
      <text:p text:style-name="P34">Accessor Interface:</text:p>
      <text:p text:style-name="P34"/>
      <text:p text:style-name="P40">This is a stand-alone service that facilitates interacting with user accounts. It receives requests for data centered around users and handles them. There must be several instances of this service, all interacting with the user database tables. It is expected that these in/out requests will be queued as a result.</text:p>
      <text:p text:style-name="P40"/>
      <text:p text:style-name="P40">Commands in may look like: </text:p>
      <text:p text:style-name="P40"><text:tab/>find_users_with_tag(tag_id)</text:p>
      <text:p text:style-name="P40"><text:tab/><text:tab/>Find users with this given tag</text:p>
      <text:p text:style-name="P40"><text:tab/>get_top_tags_for_user(user_id, num_tags)</text:p>
      <text:p text:style-name="P40"><text:soft-page-break/><text:tab/><text:tab/>Get the top num_tags for this user (top meaning “most important to this user”)</text:p>
      <text:p text:style-name="P40"><text:tab/>get_users_who_need_trip()</text:p>
      <text:p text:style-name="P40"><text:tab/><text:tab/>Return the users who have not been on a vacation in a set time interval (we want our <text:tab/><text:tab/><text:tab/>service to be used!)</text:p>
      <text:p text:style-name="P40"><text:tab/>update_recommendation_score(user_id, score_added)</text:p>
      <text:p text:style-name="P40"><text:tab/><text:tab/>Update the recommendation count for this user by score_added </text:p>
      <text:p text:style-name="P40"/>
      <text:p text:style-name="P40">These commands will be processed by an interpreter, which propagates them to subservices such that the data is accessed, and ultimately retrieved or updated.</text:p>
      <text:p text:style-name="P40"/>
      <text:p text:style-name="P40">TO BE IMPLEMENTED LATER: We need to implement “levels” of user account that provide a greater benefit if a user willingly puts more money into the service. Such levels might feature faster response times from the recommender, the ability to attach more tags to their account, or direct lines of communication with company-managed travel agents.</text:p>
      <text:p text:style-name="P1"/>
      <text:p text:style-name="P1">Interfaces:</text:p>
      <text:p text:style-name="P1"><text:tab/></text:p>
      <text:p text:style-name="P54">Advacation has two different user interfaces depending on the category of user accessing the software.</text:p>
      <text:p text:style-name="P55">The Interface first queries the Account Manager for the category of the user. A set of Pages are then generated, with Android-style “fragments” that can be expanded to show the user a more detailed view of specific elements on the user’s dashboard. In other words, these elements are provided in Glance View and Detail View. </text:p>
      <text:p text:style-name="P55"/>
      <text:p text:style-name="P6"><text:span text:style-name="T22">I</text:span><text:span text:style-name="T21">nformation is to be passed to these front-end elements in the form of generated XML that will contain the data to be interpreted, and displayed.</text:span></text:p>
      <text:p text:style-name="P55"/>
      <text:p text:style-name="P55">Elements to be included, and an idea of how they work, are as follows:</text:p>
      <text:p text:style-name="P1"/>
      <text:p text:style-name="P24">-For <text:span text:style-name="T28">All Users</text:span></text:p>
      <text:p text:style-name="P24"/>
      <text:p text:style-name="P20">Account Page: <text:span text:style-name="T6">This queries the user account manager for various information. Glance view: User name/account level. Detail View: All information attached to user account</text:span></text:p>
      <text:p text:style-name="P41"/>
      <text:p text:style-name="P20">Search Bar: <text:span text:style-name="T13">This allows the user to search for Vacation Packages/Elements. Glance View: String search. Detail View: Advanced search, including applying tags, price ranges, and locations to filter on. Leads to:</text:span></text:p>
      <text:p text:style-name="P42"><text:tab/></text:p>
      <text:p text:style-name="P20"><text:span text:style-name="T13"><text:tab/></text:span><text:span text:style-name="T29">Search Results: </text:span><text:span text:style-name="T13">Only has detail view. Shows the results, in order of relevance determined first <text:tab/>by filters, then a string match of the text, for the aforementioned search.</text:span></text:p>
      <text:p text:style-name="P42"/>
      <text:p text:style-name="P21">Vacation Elements/Packages: <text:span text:style-name="T6">At a glance, provides the top ten current most popular destinations/packages based on booking rate in the last 24 hours, filtering out any destinations that don’t include any of the user’s set tags/preferred locations. Detail view: the full information for any one vacation element.</text:span></text:p>
      <text:p text:style-name="P43"/>
      <text:p text:style-name="P21">Messages: <text:span text:style-name="T6">To be implemented – for now all alerts are via a user’s email</text:span></text:p>
      <text:p text:style-name="P24"/>
      <text:p text:style-name="P24">-<text:span text:style-name="T28">For Only Normal Users</text:span></text:p>
      <text:p text:style-name="P24"/>
      <text:p text:style-name="P21"><text:soft-page-break/>Recommended Pane: <text:span text:style-name="T6">Uses the recommendation engine to generate recommended locations/packages. Glance view: The top two recommended packages and top three recommended standalone elements. Detail view: a full, search-result pane view of all recommended locations/packages.</text:span></text:p>
      <text:p text:style-name="P43"/>
      <text:p text:style-name="P52">Booking Panel: <text:span text:style-name="T6">For now, contains all needed links to external sites to set up user on packaged trip or reserve. We will want to implement our own system for this, but it’s not high-priority to begin with. Clicking the “book” button on this pane counts as a booking for now. In the future, we should require confirmation.</text:span></text:p>
      <text:p text:style-name="P52"><text:span text:style-name="T6"/></text:p>
      <text:p text:style-name="P53">Wishlist: <text:span text:style-name="T6">This is a link to locations a user would like to visit. This is used by the recommendation engine to watch for sales.</text:span></text:p>
      <text:p text:style-name="P24"/>
      <text:p text:style-name="P25">-For Travel Agen<text:span text:style-name="T28">t</text:span></text:p>
      <text:p text:style-name="P2"/>
      <text:p text:style-name="P14">Recommended Pane: <text:span text:style-name="T6">Uses the recommendation engine’s user assessment tools to determine the most-frequent tags held in importance to this travel agent’s customers, and recommends Vacation Elements to package together. Glance view: show one possible package. Detail view: show lists of several possible packages.</text:span></text:p>
      <text:p text:style-name="P31"/>
      <text:p text:style-name="P14">Package Creation: <text:span text:style-name="T6">Provides UI for travel agent to construct travel packages with. This interfaces with the data representation, as it will add a new package, or possibly update an existing one. Travel agent must set a price (by default we add up elements). Only in detail view.</text:span></text:p>
      <text:p text:style-name="P31"/>
      <text:p text:style-name="P35">General Notes about UI architecture:</text:p>
      <text:p text:style-name="P35"/>
      <text:p text:style-name="P44">The UI will primarily use the backend services to gather information to display. For instance, a user’s data may return from the Accounts Manager like so: </text:p>
      <text:p text:style-name="P44"/>
      <text:p text:style-name="P44">&lt;User_ID value=”1234”&gt;</text:p>
      <text:p text:style-name="P44"><text:tab/>&lt;Username value=”user”/&gt;</text:p>
      <text:p text:style-name="P44"><text:tab/>&lt;User_tags&gt;</text:p>
      <text:p text:style-name="P44"><text:tab/><text:tab/>&lt;tag value=”cost_less_5000”/&gt;</text:p>
      <text:p text:style-name="P44"><text:tab/>&lt;/User_tags&gt;</text:p>
      <text:p text:style-name="P44">&lt;/User_ID&gt;</text:p>
      <text:p text:style-name="P2"/>
      <text:p text:style-name="P10">...<text:span text:style-name="T30">it is left up to the implementation of the UI to determine what to do with this data. It is assumed the UI teams will communicate frequently with all other teams to ensure nothing gets broken. This overall design sets up the system for an eventual migration to microservices as userbase increases, as it’s already fairly not-entangled – one could envision each UI “fragment” as its own disparate set of services.</text:span></text:p>
      <text:p text:style-name="P10"/>
      <text:p text:style-name="P1">Recommendation Engine</text:p>
      <text:p text:style-name="P1"/>
      <text:p text:style-name="P56">The recommendation engine is by far the most complex part of this system. As such, we have divided its architectural &amp; feature description down into four major sub-components that each take a specific subset of commands to the recommendation service. The service itself has the sole task of acting as a middleman between the external-facing command interface, and internally, the four subservices. Assume that, like all other systems in this design that accept messages, a queue is in place to allow commands to be <text:span text:style-name="T32">consumed, and served back,</text:span> in order.</text:p>
      <text:p text:style-name="P56"><text:soft-page-break/></text:p>
      <text:p text:style-name="P56">The four major subsystems are described here-forth.</text:p>
      <text:p text:style-name="P56"/>
      <text:p text:style-name="P1">-<text:span text:style-name="T27">Tagger</text:span></text:p>
      <text:p text:style-name="P1"/>
      <text:p text:style-name="P57">The tagger makes heavy use of machine learning to perform two primary functions. As its calculations will prove costly over the entire system, it is performed in “rounds” - only 5% of the database will be updated per hour.</text:p>
      <text:p text:style-name="P57"/>
      <text:p text:style-name="P57"><text:span text:style-name="T34">The first task</text:span> it performs occurs whenever a user submits or edits a review. The tagger system applies word count distribution and weighting (constructed over time, as is standard practice) to automatically apply tags to individual vacation elements and vacation packages. These improved estimations are built over a 24-hour period, and merged into the core data (by reorganizing the tag ordering) by applying a merge factor that weights updates based on total activity over the last 24 hours divided by total activity over the lifespan of the vacation element.</text:p>
      <text:p text:style-name="P57"/>
      <text:p text:style-name="P57">Note that to perform this act, we must establish a separate service that updates internally a copy of each vacation element as reviews occur. This sounds expensive, but in practice, limits the amount of updating actually performed on the core data to once a day. This minimizes interfering with normal user traffic, and the loss of real-time accuracy should be negligible.</text:p>
      <text:p text:style-name="P57"/>
      <text:p text:style-name="P57">We increase the relevance of a tag <text:span text:style-name="T35">in the core data (increase its position in tag ordering)</text:span> if it is mentioned frequently, and decrease the relevance of a tag if it is mentioned less frequently.</text:p>
      <text:p text:style-name="P57"/>
      <text:p text:style-name="P47">The second task<text:span text:style-name="T6"> </text:span><text:span text:style-name="T18">is possibly more complex, </text:span><text:span text:style-name="T20">in that it will need refinement as the service goes on</text:span><text:span text:style-name="T18">. We need to establish a way to “prune” bad tags from </text:span><text:span text:style-name="T19">the system, without removing relevant tags. We can presume, like the above activity, that this is performed in rounds so that only 5% of the core data is updated at a time. A brief service loss is worth it if we can maintain the accuracy of the model. </text:span></text:p>
      <text:p text:style-name="P47"><text:span text:style-name="T19"/></text:p>
      <text:p text:style-name="P48"><text:span text:style-name="T19">W</text:span><text:span text:style-name="T18">e will, initially, remove the 5 least-useful tags for any Vacation Element with over 20 tags. This may need refinement and rethinking if it proves to:</text:span></text:p>
      <text:p text:style-name="P48"><text:span text:style-name="T18"/></text:p>
      <text:p text:style-name="P48"><text:span text:style-name="T18">-Not prune useless tags rapidly enough</text:span></text:p>
      <text:p text:style-name="P48"><text:span text:style-name="T18">-Prune useful tags on Vacation Elements with few reviews</text:span></text:p>
      <text:p text:style-name="P48"><text:span text:style-name="T18"/></text:p>
      <text:p text:style-name="P48"><text:span text:style-name="T18">Overall, this system is never interacted with directly by any user, and is only “kicked off” from the outside when a user posts a review. The second function, pruning, occurs once a day automatically as a sort of daemon.</text:span></text:p>
      <text:p text:style-name="P1"/>
      <text:p text:style-name="P1">-<text:span text:style-name="T1">User Learning</text:span></text:p>
      <text:p text:style-name="P1"/>
      <text:p text:style-name="P58">User Learning is the system that ultimately ranks “user tags” attached to every account in the account manager. <text:span text:style-name="T36">This update occurs once daily, to refine the information that is used to recommend locations and packages to each user, on a similar timescale as described in the Tagger system.</text:span></text:p>
      <text:p text:style-name="P58"/>
      <text:p text:style-name="P59">First, the account manager is queried for two pieces of information – the list of tags attached to a user, and how many bookings the user has made in the last 24 hours. If the user has not booked anything, they are “skipped” for the day and their tags are left as-is.</text:p>
      <text:p text:style-name="P59"/>
      <text:p text:style-name="P59"><text:soft-page-break/>Otherwise, machine learning techniques are applied to the user’s tags and the top 5 tags of each of the properties they booked.</text:p>
      <text:p text:style-name="P59"/>
      <text:p text:style-name="P59">First, the ordered ranking of the tags is compared with whether or not the tag exists in the user’s ranking.</text:p>
      <text:p text:style-name="P59"/>
      <text:p text:style-name="P59">Then, the tags found in the top-5 lists of all the properties “booked” are conglomerated. For each tag, it is determined if the tag places higher or lower on the user’s tag list than it did for the property. This analysis is used to adjust (possibly insert new) tags on the user’s personal ranking.</text:p>
      <text:p text:style-name="P59"/>
      <text:p text:style-name="P59">The details of this implementation are not final, but reflect the general approach – we wish to edit the user’s tags in-place so that their current “vacation” mindset is reflected by their tag ordering.</text:p>
      <text:p text:style-name="P59"/>
      <text:p text:style-name="P59">This is achieved architecturally by establishing a subsystem that performs the above calculation automatically for a subset of the total users at a time, once per day (adjustable as needed to balance load). Those users are updated by inferfacing with the account manager’s update queue with a command that reassigns their user tags.</text:p>
      <text:p text:style-name="P59"/>
      <text:p text:style-name="P59">NOTE: for travel agents, tag importance is not determined by bookings in the last 24 hours, but by packages created in the last 24 hours.</text:p>
      <text:p text:style-name="P1"/>
      <text:p text:style-name="P1">-<text:span text:style-name="T30">User Assessment for travel agents</text:span></text:p>
      <text:p text:style-name="P1"/>
      <text:p text:style-name="P60">This is a one-off service that performs a useful service for travel agents. It is intended to operate once per week.</text:p>
      <text:p text:style-name="P60"/>
      <text:p text:style-name="P60">First, the account manager is queried when the travel agent logs for the first time on a given week. <text:span text:style-name="T37">It returns the top five tags for all users that have booked via the agent’s packages this week.</text:span></text:p>
      <text:p text:style-name="P60"/>
      <text:p text:style-name="P61">These values are reduced in the following manner, very simply:</text:p>
      <text:p text:style-name="P61"/>
      <text:p text:style-name="P61">-Attach a ranking of 1 to 5 to the tags, with 5 going to the “most important” tag in each case</text:p>
      <text:p text:style-name="P61">-Sum the tags up</text:p>
      <text:p text:style-name="P61">-Return the five most-relevant tags, in order</text:p>
      <text:p text:style-name="P61"/>
      <text:p text:style-name="P61">Note that this system will result in agents becoming “specialized” in certain kinds of trips. This is intentional. Returned results may be used to look for new attractions to add to packages, or revise attractions that no longer meet the needs of an agent’s typical clientèle.</text:p>
      <text:p text:style-name="P61"/>
      <text:p text:style-name="P62">Architecture notes:</text:p>
      <text:p text:style-name="P62"/>
      <text:p text:style-name="P62">This system is possibly expensive, due to the nature of looking up all users who have booked with a specific agent, the number of times that there are agents. It’s probably a good idea as a result to attach a flag to travel agent accounts and only set it if they have clients that perform a booking, to weed out less-active accounts. This system relies on, but is not entangled with, the Accounts Manager.</text:p>
      <text:p text:style-name="P1"/>
      <text:p text:style-name="P1">-<text:span text:style-name="T27">Recommender</text:span></text:p>
      <text:p text:style-name="P1"/>
      <text:p text:style-name="P62"><text:soft-page-break/>The recommender relies on the work of all other subservices in the recommendation engine, as well as performs a non-trivial task of its own: generating a list of X recommended properties for a given user.</text:p>
      <text:p text:style-name="P62"/>
      <text:p text:style-name="P62">Finding recommendations is a difficult task. The first thing the recommendation service must do is filter out a set of results that contains only the vacation elements: </text:p>
      <text:p text:style-name="P62"/>
      <text:p text:style-name="P62">-A user has not visited before</text:p>
      <text:p text:style-name="P62">-Services at least one of the user’s tags such that it hasn’t been pruned, or recently introduced (within a week, let’s say)</text:p>
      <text:p text:style-name="P62">-<text:span text:style-name="T38">Falls within user’s price range</text:span></text:p>
      <text:p text:style-name="P62"/>
      <text:p text:style-name="P63">Now, we must recommend locations. This will be performed once daily automatically, and results are cached per-user.</text:p>
      <text:p text:style-name="P63"/>
      <text:p text:style-name="P63">The recommender will do two things to retrieve different types of results.</text:p>
      <text:p text:style-name="P63"/>
      <text:p text:style-name="P49">First,<text:span text:style-name="T18"> it calculates the five remaining vacation elements (and five packages) that matches most of the user’s criteria most closely. This value is cached.</text:span></text:p>
      <text:p text:style-name="P49"><text:span text:style-name="T18"/></text:p>
      <text:p text:style-name="P49">Second, <text:span text:style-name="T18">it selects, at random, five elements culled from list entries that match well, but not as perfectly. <text:s/>This value is cached as “adventurous picks”.</text:span></text:p>
      <text:p text:style-name="P49"><text:span text:style-name="T18"/></text:p>
      <text:p text:style-name="P49"><text:span text:style-name="T18">Note that this service is an expensive operation. We must scan the entire list of users, their tags, and the same for the locations. In total, we perform an n-squared task for each user we service. This is only reduced in cost from a quartic algorithm because of the maintenance work we do during the day.</text:span></text:p>
      <text:p text:style-name="P49"><text:span text:style-name="T18"/></text:p>
      <text:p text:style-name="P49"><text:span text:style-name="T18">Architecturally, this service uses results from other services in the recommendation engine, and reads from the user accounts and vacation element databases. However, it only modifies its own cache. Its key operation is performed once daily (this timeframe may need adjustment), and then only the cache is read. This should hopefully reduce required CPU time to generate the lists. We do not anticipate that users will require much more to plan vacations – the typical use case does not vacation weekly, but perhaps at most bi-annually.</text:span></text:p>
      <text:p text:style-name="P1"/>
      <text:p text:style-name="P2">User Message Generator</text:p>
      <text:p text:style-name="P1"/>
      <text:p text:style-name="P68">The remainder of this system is a brokered event-based notifications system. It is architecturally different from all other components.</text:p>
      <text:p text:style-name="P68"/>
      <text:p text:style-name="P68">First we describe the messages that will be generated by the user.</text:p>
      <text:p text:style-name="P68"/>
      <text:p text:style-name="P68">Users have the option to, via the UI, request a new set of recommendations. This passes a message <text:span text:style-name="T42">containing the simple request notification</text:span> to the broker. <text:span text:style-name="T33">See the broker for more details.</text:span></text:p>
      <text:p text:style-name="P1"/>
      <text:p text:style-name="P1">System Message Generator</text:p>
      <text:p text:style-name="P1"/>
      <text:p text:style-name="P64">The system generates messages to notify users <text:span text:style-name="T40">of recommendations made. This service scans the full extent of the userbase, and calculates a set of values. In particular, a message is generated in one of two situations:</text:span></text:p>
      <text:p text:style-name="P64"/>
      <text:p text:style-name="P64"><text:soft-page-break/>-<text:span text:style-name="T40">When a user has a wishlisted vacation element that is discounted to their pricerange or lower</text:span></text:p>
      <text:p text:style-name="P64">-<text:span text:style-name="T40">When a user hasn’t traveled in over a year</text:span></text:p>
      <text:p text:style-name="P64"/>
      <text:p text:style-name="P65">The values polled are obviously the user’s wishlist against their price limit, and the last vacation date.</text:p>
      <text:p text:style-name="P65"/>
      <text:p text:style-name="P65">In either of those scenarios, a message is constructed that contains the notification to send to the user’<text:span text:style-name="T41">s email inbox.</text:span></text:p>
      <text:p text:style-name="P65"/>
      <text:p text:style-name="P66">The messages generated here are formatted to be readable in a client email program.</text:p>
      <text:p text:style-name="P65"/>
      <text:p text:style-name="P65">Both system and user messages are passed to the broker.</text:p>
      <text:p text:style-name="P1"/>
      <text:p text:style-name="P1">Broker</text:p>
      <text:p text:style-name="P1"/>
      <text:p text:style-name="P66">The broker sits between the User and System messaging system and processes messages between the entities. The system is essentially a messaging queue with some moderate auxiliary functionality.</text:p>
      <text:p text:style-name="P66"/>
      <text:p text:style-name="P66">Both endpoints (the user interface, and the system) are set to listen at all times.</text:p>
      <text:p text:style-name="P66"/>
      <text:p text:style-name="P66">There are two interactions this interface must manage for users:</text:p>
      <text:p text:style-name="P66"/>
      <text:p text:style-name="P66">Message from user received:</text:p>
      <text:p text:style-name="P66"/>
      <text:p text:style-name="P66">-User clicks “request”</text:p>
      <text:p text:style-name="P66">-Notify user that recommendations will be sent to their email inbox at the address they provided</text:p>
      <text:p text:style-name="P66">-If queue is full, return error and request to resend in a few minutes</text:p>
      <text:p text:style-name="P66">-Otherwise, send request to System</text:p>
      <text:p text:style-name="P66">-Generate recommendations</text:p>
      <text:p text:style-name="P66">-Send user a message back as per below System-originated message, but with general recommendations, not specific wishlisted packages</text:p>
      <text:p text:style-name="P66"/>
      <text:p text:style-name="P66">Message from System received:</text:p>
      <text:p text:style-name="P66"/>
      <text:p text:style-name="P66">-Send message to user’s email inbox <text:span text:style-name="T42">(note that users may disable these notification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17T13:41:32.316618734</meta:creation-date>
    <meta:generator>LibreOffice/5.1.6.2$Linux_X86_64 LibreOffice_project/10m0$Build-2</meta:generator>
    <dc:date>2017-04-18T21:20:20.429457248</dc:date>
    <meta:editing-duration>PT3H52M52S</meta:editing-duration>
    <meta:editing-cycles>17</meta:editing-cycles>
    <meta:document-statistic meta:table-count="0" meta:image-count="0" meta:object-count="0" meta:page-count="9" meta:paragraph-count="160" meta:word-count="3547" meta:character-count="21646" meta:non-whitespace-character-count="18174"/>
  </office:meta>
</office:document-meta>
</file>